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.049cm" fo:border="0.06pt solid #000000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.049cm" fo:border="0.06pt solid #000000"/>
      <style:text-properties fo:font-size="6.5pt"/>
    </style:style>
    <style:style style:name="T1" style:family="text">
      <style:text-properties fo:font-size="6.5pt"/>
    </style:style>
    <style:style style:name="T2" style:family="text">
      <style:text-properties fo:font-size="6.5pt" fo:font-weight="bold" loext:padding="0.049cm" loext:border="0.06pt solid #000000"/>
    </style:style>
    <style:style style:name="T3" style:family="text">
      <style:text-properties fo:font-size="6.5pt" loext:padding-left="0.071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4" style:family="text">
      <style:text-properties fo:color="#3faf46" loext:opacity="100%" fo:font-size="6.5pt"/>
    </style:style>
    <style:style style:name="T5" style:family="text">
      <style:text-properties fo:color="#3faf46" loext:opacity="100%" fo:font-size="6.5pt" fo:font-weight="bold" loext:padding="0.049cm" loext:border="0.06pt solid #000000"/>
    </style:style>
    <style:style style:name="T6" style:family="text">
      <style:text-properties fo:color="#3faf46" loext:opacity="100%" fo:font-size="6.5pt" loext:padding-left="0.071cm" loext:padding-right="0cm" loext:padding-top="0.049cm" loext:padding-bottom="0.049cm" loext:border-left="0.06pt solid #000000" loext:border-right="none" loext:border-top="0.06pt solid #000000" loext:border-bottom="0.06pt solid #000000"/>
    </style:style>
    <text:list-style style:name="L1">
      <text:list-level-style-bullet text:level="1" text:style-name="Bullet_20_Symbols" loext:num-list-format="%1%." style:num-suffix="." text:bullet-char="">
        <style:list-level-properties text:space-before="-0.21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rchitecture-future.txt</text:p>
      <text:p text:style-name="Standard"/>
      <text:list xml:id="list3817214361" text:style-name="L1">
        <text:list-item>
          <text:p text:style-name="P1"><text:span text:style-name="Strong_20_Emphasis"><text:span text:style-name="T5">Contratos compartilhados</text:span></text:span><text:span text:style-name="T4">: </text:span><text:span text:style-name="T6">packages/core/types</text:span><text:span text:style-name="T4"> não foi criado; API/Frontend usam tipos locais e ad-hoc.</text:span></text:p>
        </text:list-item>
        <text:list-item>
          <text:p text:style-name="P1"><text:span text:style-name="Strong_20_Emphasis"><text:span text:style-name="T2">API modular + RBAC</text:span></text:span><text:span text:style-name="T1">: o código ainda é Express com routers planos em </text:span><text:span text:style-name="T3">apps/api/src/routes</text:span><text:span text:style-name="T1">. Não há tRPC, nem </text:span><text:span text:style-name="T3">src/modules/*</text:span><text:span text:style-name="T1">, nem middleware </text:span><text:span text:style-name="T3">requireRole</text:span><text:span text:style-name="T1">. </text:span><text:span text:style-name="T3">enforceTenant</text:span><text:span text:style-name="T1"> é o único guard.</text:span></text:p>
        </text:list-item>
        <text:list-item>
          <text:p text:style-name="P1"><text:span text:style-name="Strong_20_Emphasis"><text:span text:style-name="T2">Workers especializados</text:span></text:span><text:span text:style-name="T1">: só redes BullMQ para runs/actions. Não existem pipelines Temporal, muito menos </text:span><text:span text:style-name="T3">apps/workers</text:span><text:span text:style-name="T1"> além do </text:span><text:span text:style-name="T3">action-runner</text:span><text:span text:style-name="T1">, nem TelemetryBridge reportando health.</text:span></text:p>
        </text:list-item>
        <text:list-item>
          <text:p text:style-name="P1"><text:span text:style-name="Strong_20_Emphasis"><text:span text:style-name="T2">Frontend Remix</text:span></text:span><text:span text:style-name="T1">: o app atual é Vite + React padrão (</text:span><text:span text:style-name="T3">apps/web/src/pages/...</text:span><text:span text:style-name="T1">). Nada de Remix/TanStack Query nem rotas reorganizadas.</text:span></text:p>
        </text:list-item>
        <text:list-item>
          <text:p text:style-name="P1"><text:span text:style-name="Strong_20_Emphasis"><text:span text:style-name="T2">CLI</text:span></text:span><text:span text:style-name="T1">: não há </text:span><text:span text:style-name="T3">apps/cli</text:span><text:span text:style-name="T1">. O único script é </text:span><text:span text:style-name="T3">apps/api/scripts/createApiToken.ts</text:span><text:span text:style-name="T1"> — nada de </text:span><text:span text:style-name="T3">eiah runs replay</text:span><text:span text:style-name="T1"> ou </text:span><text:span text:style-name="T3">eiah billing reconcile</text:span><text:span text:style-name="T1">.</text:span></text:p>
        </text:list-item>
      </text:list>
      <text:p text:style-name="P2">Ou seja, o documento lista camadas futuras (memória, RBAC, dados compartilhados, CLI, observabilidade avançada) que ainda precisam ser projetadas e implementadas para alinhar o projeto real à visão 31/10/2025.</text:p>
      <text:p text:style-name="Standard"/>
      <text:p text:style-name="Standard"/>
      <text:p text:style-name="Standard"/>
      <text:p text:style-name="Standard">EIAH Arquitetura Futura (EIAH_Builder Agentic)</text:p>
      <text:p text:style-name="Standard">==============================================</text:p>
      <text:p text:style-name="Standard"/>
      <text:p text:style-name="Standard">Contexto e principios</text:p>
      <text:p text:style-name="Standard">- Monorepo PNPM com `apps/*` e `packages/*`, TypeScript ponta a ponta e padronizacao de lint/build por app (`package.json`, `pnpm-workspace.yaml`).</text:p>
      <text:p text:style-name="Standard">- Plataforma multi-tenant: dados compartimentados por `Tenant`/`Workspace`/`User`/`ApiToken` em `apps/api/prisma/schema.prisma`.</text:p>
      <text:p text:style-name="Standard">- Missao: runs auditaveis com cobranca automatizada (billing) e painel web self-service, com escalabilidade para agentes especializados.</text:p>
      <text:p text:style-name="Standard"/>
      <text:p text:style-name="Standard">Componentizacao atual</text:p>
      <text:p text:style-name="Standard">- **Core agentic** - `packages/core/orchestrator/agentOrchestrator.ts` entrega ciclo perceive/plan/act/reflect com instrumentacao via hooks (`logger`, `reflect`). Ainda nao esta plugado na API; hoje o fluxo e single-step.</text:p>
      <text:p text:style-name="Standard">- **API** - `apps/api/src/index.ts` expoe Express + routers (`runs`, `billing`, `agents`, `defi`). O middleware `apps/api/src/middlewares/enforceTenant.ts` valida bearer tokens via Prisma e injeta `req.authContext`.</text:p>
      <text:p text:style-name="Standard">- **Servicos de dominio** - Prisma layer (`apps/api/src/services/*.ts`) cobre runs/events, billing/quotas, agents (pricing+profile) e execucao AI (`services/ai.ts` chama OpenAI chat completions).</text:p>
      <text:p text:style-name="Standard">- **Banco &amp; seeds** - migrations em `apps/api/prisma/migrations/**` e script de semente `apps/api/prisma/seed.ts` criam tenant demo, tokens e agentes com pricing.</text:p>
      <text:p text:style-name="Standard">- **Frontend** - Vite/React/Tailwind em `apps/web`. Paginas `src/pages/app/*` apresentam dashboards de runs, agentes e billing; `src/state/sessionStore.ts` gerencia tenant/workspace/token e aplica cabecalhos.</text:p>
      <text:p text:style-name="Standard"/>
      <text:p text:style-name="Standard">Fluxo principal de execucao de run</text:p>
      <text:p text:style-name="Standard">1. Cliente chama `POST /api/runs` com bearer token; `enforceTenant` verifica `ApiToken` e injeta escopo.</text:p>
      <text:p text:style-name="Standard">2. `runsRouter` (`apps/api/src/routes/runs.ts`) valida payload (Zod), busca `AgentProfile` (`services/agents.ts`) e chama `executeAgentRun` (`services/ai.ts`).</text:p>
      <text:p text:style-name="Standard">3. Resultado e persistido via `createRunRecord` + eventos (`recordRunEvent`), com custo estimado via `estimateCostCents` e debito (`chargeRun`).</text:p>
      <text:p text:style-name="Standard">4. Front consome `GET /runs`, `GET /runs/:id/events` para listar historico e detalhar execucoes (`apps/web/src/components/runs/RunViewer.tsx`, `RunTimeline.tsx`).</text:p>
      <text:p text:style-name="Standard"/>
      <text:p text:style-name="Standard">Lacunas observadas</text:p>
      <text:p text:style-name="Standard"><text:soft-page-break/>- Orquestrador central nao esta integrado ao endpoint de runs; nao ha fila/worker ou ferramenta de step tracking. Proximo passo: mover execucao do `services/ai.ts` para o `AgentOrchestrator`, alojar plano/outputs em `RunEvent`.</text:p>
      <text:p text:style-name="Standard">- Inexistencia de camada `packages/core/actions`, memoria compartilhada ou stores vetoriais; documento anterior citava modulos inexistentes.</text:p>
      <text:p text:style-name="Standard">- Nao ha workers dedicados (`apps/workers` ausente), entao operacoes longas ou integracoes DeFi ainda sao sincronas e mockadas (`apps/api/src/routes/defi.ts` com TODO).</text:p>
      <text:p text:style-name="Standard">- Observabilidade minima (console). Precisamos de logging estruturado, metricas e tracing antes de escalar.</text:p>
      <text:p text:style-name="Standard"/>
      <text:p text:style-name="Standard">Direcoes evolutivas propostas</text:p>
      <text:p text:style-name="Standard">- **Integracao agentic**: adaptar `runsRouter.post` para enfileirar execucoes no Orchestrator; persistir cada step no Prisma (`RunEvent`) e abrir espaco para interacoes humanas (`awaiting_confirmation`).</text:p>
      <text:p text:style-name="Standard">- **Fila e workers**: introduzir `apps/workers` com consumidores BullMQ/Temporal para executar ferramentas especificas (DeFi, juridico) e consolidar guardrails (`requireIdempotency`).</text:p>
      <text:p text:style-name="Standard">- **Memoria**: projetar `packages/core/memory/*` conectando Redis (cache) + Postgres (historico) + vetor store para contexto longo, com sincronizacao via job `memorySync`.</text:p>
      <text:p text:style-name="Standard">- **Contratos compartilhados**: extrair tipos reutilizaveis (Run, RunEvent, AgentProfile) para `packages/core/types` e publicar como dependencia interna para API e web.</text:p>
      <text:p text:style-name="Standard">- **CLI &amp; automacao**: evoluir `apps/api/scripts/createApiToken.ts` para suite de operacoes (seed, rotate, revoke) e pipeline CI que garanta migrations/seed nos ambientes.</text:p>
      <text:p text:style-name="Standard"/>
      <text:p text:style-name="Standard">Dados, FinOps e cobranca</text:p>
      <text:p text:style-name="Standard">- Modelos Prisma ja incluem `PlanQuota`, `Pricing`, `PaymentTx`; ampliar `chargeRun` para consolidar ledger e reconciliar com gateway real.</text:p>
      <text:p text:style-name="Standard">- Provisionar mecanismos de reprocessamento de runs e ajuste de custo retroativo (event sourcing leve).</text:p>
      <text:p text:style-name="Standard">- KPI-chave: tempo por run, sucesso vs erro, custo medio por agente, consumo por workspace. Expor via endpoints agregados + dashboards no frontend.</text:p>
      <text:p text:style-name="Standard"/>
      <text:p text:style-name="Standard">Seguranca e governanca</text:p>
      <text:p text:style-name="Standard">- Tokens possuem escopo tenant/workspace; devemos adicionar controle de expiracao/rotina de rotacao (integracao com Secret Manager).</text:p>
      <text:p text:style-name="Standard">- Implementar RBAC (roles por agente/operacao) acima de `ApiToken` + paineis admin para revogar/gerar tokens.</text:p>
      <text:p text:style-name="Standard">- Completar `requireIdempotency` com storage Redis, mascarar dados sensiveis (`metadata`, prompts) antes de persistir em logs/eventos.</text:p>
      <text:p text:style-name="Standard">- Planejar auditoria exportavel: cada `RunEvent` deve carregar `traceId` e contexto suficiente para investigacoes.</text:p>
      <text:p text:style-name="Standard"/>
      <text:p text:style-name="Standard">Observabilidade e confiabilidade</text:p>
      <text:p text:style-name="Standard">- Padronizar logger (pino/winston) e enviar para stack observability (Elastic, Loki, ClickHouse). Registrar `traceId`, `runId`, custo estimado.</text:p>
      <text:p text:style-name="Standard">- Instrumentar metricas OpenTelemetry: latencia de run, sucesso/erro, backlog de filas, consumo por worker.</text:p>
      <text:p text:style-name="Standard">- Alertas proativos para quota proxima do hard-limit, taxa de erro por agente, falhas em integracao OpenAI.</text:p>
      <text:p text:style-name="Standard">- Health-check enriquecido (`/health`) incluindo banco, fila, dependencias externas e versao do deploy.</text:p>
      <text:p text:style-name="Standard"/>
      <text:p text:style-name="Standard">Roadmap sugerido</text:p>
      <text:p text:style-name="Standard"><text:soft-page-break/>- **Fase 1 - Consolidacao**: integrar Orchestrator no endpoint de runs, gerar eventos por step, adicionar logging estruturado e testes e2e minimos.</text:p>
      <text:p text:style-name="Standard">- **Fase 2 - Operacao 24/7**: introduzir fila/worker, implementar memoria curta (Redis) e idempotencia real; dashboard de metricas + alertas.</text:p>
      <text:p text:style-name="Standard">- **Fase 3 - Compliance &amp; escala**: RBAC completo, retencao de auditoria, governanca de custos, builder visual de workflows e replay de runs no frontend.</text:p>
      <text:p text:style-name="Standard">- **Fase 4 - Extensoes**: catalogo de ferramentas versionadas, marketplace de agentes, sandbox multi-tenant com billing automatizado (integracao gateway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31T07:23:08.723000000</meta:creation-date>
    <dc:date>2025-11-02T10:12:21.332000000</dc:date>
    <meta:editing-duration>P2DT25M26S</meta:editing-duration>
    <meta:editing-cycles>2</meta:editing-cycles>
    <meta:generator>LibreOffice/7.3.2.2$Windows_X86_64 LibreOffice_project/49f2b1bff42cfccbd8f788c8dc32c1c309559be0</meta:generator>
    <meta:document-statistic meta:table-count="0" meta:image-count="0" meta:object-count="0" meta:page-count="3" meta:paragraph-count="54" meta:word-count="829" meta:character-count="6711" meta:non-whitespace-character-count="5940"/>
  </office:meta>
</office:document-meta>
</file>